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row>
          <table:table-cell office:value-type="string">
            <text:p> </text:p>
          </table:table-cell>
          <table:table-cell office:value-type="string">
            <text:p>Order</text:p>
          </table:table-cell>
          <table:table-cell office:value-type="string">
            <text:p>Last Random</text:p>
          </table:table-cell>
          <table:table-cell office:value-type="string">
            <text:p>Random</text:p>
          </table:table-cell>
          <table:table-cell office:value-type="string">
            <text:p>Inverse</text:p>
          </table:table-cell>
        </table:table-row>
        <table:table-row>
          <table:table-cell office:value-type="string">
            <text:p>Exchange</text:p>
          </table:table-cell>
          <table:table-cell office:value-type="float" office:value="228938">
            <text:p>228,938</text:p>
          </table:table-cell>
          <table:table-cell office:value-type="float" office:value="236997">
            <text:p>236,997</text:p>
          </table:table-cell>
          <table:table-cell office:value-type="float" office:value="1320520">
            <text:p>1,320,520</text:p>
          </table:table-cell>
          <table:table-cell office:value-type="float" office:value="393724">
            <text:p>393,724</text:p>
          </table:table-cell>
        </table:table-row>
        <table:table-row>
          <table:table-cell office:value-type="string">
            <text:p>Merge</text:p>
          </table:table-cell>
          <table:table-cell office:value-type="float" office:value="4414577">
            <text:p>4,414,577</text:p>
          </table:table-cell>
          <table:table-cell office:value-type="float" office:value="1629254">
            <text:p>1,629,254</text:p>
          </table:table-cell>
          <table:table-cell office:value-type="float" office:value="2837860">
            <text:p>2,837,860</text:p>
          </table:table-cell>
          <table:table-cell office:value-type="float" office:value="2424596">
            <text:p>2,424,596</text:p>
          </table:table-cell>
        </table:table-row>
        <table:table-row>
          <table:table-cell office:value-type="string">
            <text:p>Ascending bubble</text:p>
          </table:table-cell>
          <table:table-cell office:value-type="float" office:value="1438761">
            <text:p>1,438,761</text:p>
          </table:table-cell>
          <table:table-cell office:value-type="float" office:value="1195249">
            <text:p>1,195,249</text:p>
          </table:table-cell>
          <table:table-cell office:value-type="float" office:value="744106">
            <text:p>744,106</text:p>
          </table:table-cell>
          <table:table-cell office:value-type="float" office:value="833583">
            <text:p>833,583</text:p>
          </table:table-cell>
        </table:table-row>
        <table:table-row>
          <table:table-cell office:value-type="string">
            <text:p>Standard</text:p>
          </table:table-cell>
          <table:table-cell office:value-type="float" office:value="227066">
            <text:p>227,066</text:p>
          </table:table-cell>
          <table:table-cell office:value-type="float" office:value="14792">
            <text:p>14,792</text:p>
          </table:table-cell>
          <table:table-cell office:value-type="float" office:value="64063">
            <text:p>64,063</text:p>
          </table:table-cell>
          <table:table-cell office:value-type="float" office:value="23354">
            <text:p>23,354</text:p>
          </table:table-cell>
        </table:table-row>
        <table:table-row>
          <table:table-cell office:value-type="string">
            <text:p>Descending bubble</text:p>
          </table:table-cell>
          <table:table-cell office:value-type="float" office:value="1504313">
            <text:p>1,504,313</text:p>
          </table:table-cell>
          <table:table-cell office:value-type="float" office:value="814198">
            <text:p>814,198</text:p>
          </table:table-cell>
          <table:table-cell office:value-type="float" office:value="748051">
            <text:p>748,051</text:p>
          </table:table-cell>
          <table:table-cell office:value-type="float" office:value="215754">
            <text:p>215,754</text:p>
          </table:table-cell>
        </table:table-row>
        <table:table-row>
          <table:table-cell office:value-type="string">
            <text:p>Recursive</text:p>
          </table:table-cell>
          <table:table-cell office:value-type="float" office:value="46592">
            <text:p>46,592</text:p>
          </table:table-cell>
          <table:table-cell office:value-type="float" office:value="54765">
            <text:p>54,765</text:p>
          </table:table-cell>
          <table:table-cell office:value-type="float" office:value="283370">
            <text:p>283,370</text:p>
          </table:table-cell>
          <table:table-cell office:value-type="float" office:value="675319">
            <text:p>675,3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